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039f" officeooo:paragraph-rsid="000b039f"/>
    </style:style>
    <style:style style:name="T1" style:family="text">
      <style:text-properties officeooo:rsid="000be00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e008" style:font-weight-asian="bold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language="tr" fo:country="TR"/>
    </style:style>
    <style:style style:name="T6" style:family="text">
      <style:text-properties fo:language="tr" fo:country="TR" officeooo:rsid="00112d1f"/>
    </style:style>
    <style:style style:name="T7" style:family="text">
      <style:text-properties fo:language="tr" fo:country="TR" officeooo:rsid="0011b840"/>
    </style:style>
    <style:style style:name="T8" style:family="text">
      <style:text-properties officeooo:rsid="00123b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4">BIL331 Computer Organization - Project 2 Report</text:span></text:p>
      <text:p text:style-name="P1"/>
      <text:p text:style-name="P1"/>
      <text:p text:style-name="P1"><text:tab/>In this project, I designed an arithmetic logic unit that computes R-type instructions.</text:p>
      <text:p text:style-name="P1">I splited rs, rd, rt, <text:span text:style-name="T5">sh</text:span><text:span text:style-name="T6">am</text:span><text:span text:style-name="T5">t</text:span> and function code from given instruction in <text:span text:style-name="T2">mips_core</text:span> module. <text:span text:style-name="T8">(because instuctions will be only R-type instructions, i didn't fetch the opcode)</text:span> Then<text:span text:style-name="T7">,</text:span> i call<text:span text:style-name="T1">ed</text:span> <text:span text:style-name="T2">mips_register</text:span><text:span text:style-name="T3">s</text:span><text:span text:style-name="T2"> </text:span>module to get the data from given registers. To get these datas, first i read the file that contains register datas in mips_registers module. After reading the file, i stored all registers' values in a reg which is called registers. <text:span text:style-name="T1">After getting register's data, i called </text:span><text:span text:style-name="T3">alu</text:span><text:span text:style-name="T1"> module to compute the given instruction. In this module, i computed the instruction by checking its function code. I stored calculated result in result. In the testbench, i called mips_core with instructrion_set that i wrote. Then, i monitored the function code and calculated result on the scre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7M39S</meta:editing-duration>
    <meta:editing-cycles>8</meta:editing-cycles>
    <meta:generator>LibreOffice/5.2.7.2$Windows_x86 LibreOffice_project/2b7f1e640c46ceb28adf43ee075a6e8b8439ed10</meta:generator>
    <dc:date>2017-11-20T13:59:10.283000000</dc:date>
    <meta:document-statistic meta:table-count="0" meta:image-count="0" meta:object-count="0" meta:page-count="1" meta:paragraph-count="3" meta:word-count="145" meta:character-count="914" meta:non-whitespace-character-count="769"/>
    <meta:user-defined meta:name="Info 1"/>
    <meta:user-defined meta:name="Info 2"/>
    <meta:user-defined meta:name="Info 3"/>
    <meta:user-defined meta:name="Info 4"/>
  </office:meta>
</office:document-meta>
</file>